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e7a1" officeooo:paragraph-rsid="0006e7a1"/>
    </style:style>
    <style:style style:name="P2" style:family="paragraph" style:parent-style-name="Standard">
      <style:text-properties officeooo:rsid="0006fe5e" officeooo:paragraph-rsid="0006fe5e"/>
    </style:style>
    <style:style style:name="P3" style:family="paragraph" style:parent-style-name="Standard">
      <style:text-properties officeooo:rsid="0006fe5e" officeooo:paragraph-rsid="0006fe5e"/>
    </style:style>
    <style:style style:name="P4" style:family="paragraph" style:parent-style-name="Standard">
      <style:text-properties officeooo:rsid="00086736" officeooo:paragraph-rsid="00086736"/>
    </style:style>
    <style:style style:name="P5" style:family="paragraph" style:parent-style-name="Standard">
      <style:text-properties officeooo:rsid="00086736" officeooo:paragraph-rsid="0008d073"/>
    </style:style>
    <style:style style:name="P6" style:family="paragraph" style:parent-style-name="Standard">
      <style:text-properties officeooo:rsid="0008d073" officeooo:paragraph-rsid="0008d073"/>
    </style:style>
    <style:style style:name="P7" style:family="paragraph" style:parent-style-name="Standard">
      <style:text-properties officeooo:rsid="00090101" officeooo:paragraph-rsid="00090101"/>
    </style:style>
    <style:style style:name="P8" style:family="paragraph" style:parent-style-name="Standard">
      <style:text-properties officeooo:rsid="000a4a0a" officeooo:paragraph-rsid="000a4a0a"/>
    </style:style>
    <style:style style:name="T1" style:family="text">
      <style:text-properties officeooo:rsid="0007811d"/>
    </style:style>
    <style:style style:name="T2" style:family="text">
      <style:text-properties officeooo:rsid="0008d073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8d073"/>
    </style:style>
    <style:style style:name="T5" style:family="text">
      <style:text-properties officeooo:rsid="00090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. How many ranks SuperTalent and Kingston DIMMs have?</text:p>
      <text:p text:style-name="P1"/>
      <text:p text:style-name="P2">Q2. What topology is used on N511 – <text:span text:style-name="T1">Daisy-chaned </text:span>Fly-by or T-shape?</text:p>
      <text:p text:style-name="P2"/>
      <text:p text:style-name="P4">Q3. Drive strength?</text:p>
      <text:p text:style-name="P5"><text:span text:style-name="T3">Note</text:span><text:span text:style-name="T4">s</text:span>: </text:p>
      <text:p text:style-name="P5"><text:span text:style-name="T2">N1. </text:span>Due to heavy load, the slew rate would be slow, reducing the setup margin. 2T mode is recommended to improve set and hold margins.</text:p>
      <text:p text:style-name="P6"/>
      <text:p text:style-name="P6">N2. <text:span text:style-name="T5">ODT depends on operation (read or write), the load, the DQ/DQS drive strength.</text:span></text:p>
      <text:p text:style-name="P6"/>
      <text:p text:style-name="P7">Q4. If calculated delays (during leveling) are increasing?</text:p>
      <text:p text:style-name="P8">This is the case when the propagation of DQ/DQS shorter than CK.</text:p>
      <text:p text:style-name="P8">See L2:p.35.</text:p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52S</meta:editing-duration>
    <meta:editing-cycles>9</meta:editing-cycles>
    <meta:generator>LibreOffice/4.2.4.2$Linux_X86_64 LibreOffice_project/420m0$Build-2</meta:generator>
    <dc:date>2014-07-30T08:23:19.610060906</dc:date>
    <meta:document-statistic meta:table-count="0" meta:image-count="0" meta:object-count="0" meta:page-count="1" meta:paragraph-count="9" meta:word-count="85" meta:character-count="498" meta:non-whitespace-character-count="420"/>
    <meta:user-defined meta:name="Info 1"/>
    <meta:user-defined meta:name="Info 2"/>
    <meta:user-defined meta:name="Info 3"/>
    <meta:user-defined meta:name="Info 4"/>
  </office:meta>
</office:document-meta>
</file>